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2.798in"/>
    </style:style>
    <style:style style:name="co5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1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2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number-columns-repeated="5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table:style-name="ce11" office:value-type="string" calcext:value-type="string">
            <text:p>Storming Skyscrapers</text:p>
          </table:table-cell>
          <table:table-cell/>
          <table:table-cell table:style-name="ce11"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 office:value-type="string" calcext:value-type="string">
            <text:p>Big Ape City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office:value-type="string" calcext:value-type="string">
            <text:p>Living Room &amp; Plant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table:style-name="ce11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 office:value-type="string" calcext:value-type="string">
            <text:p>Arbor Height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table:style-name="ce11" office:value-type="string" calcext:value-type="string">
            <text:p>Curse o' the Ladder-Splayed Caves</text:p>
          </table:table-cell>
          <table:table-cell table:style-name="ce11" office:value-type="string" calcext:value-type="string">
            <text:p>Catahoneycombs</text:p>
          </table:table-cell>
          <table:table-cell table:style-name="ce11"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table:style-name="ce11"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table:style-name="ce11"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table:style-name="ce11"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 office:value-type="string" calcext:value-type="string">
            <text:p>!Don’t Move!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table:style-name="ce11" office:value-type="string" calcext:value-type="string">
            <text:p>Value Valhalla</text:p>
          </table:table-cell>
          <table:table-cell/>
          <table:table-cell table:style-name="ce11"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 office:value-type="string" calcext:value-type="string">
            <text:p>Mo’ Gravi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table:style-name="ce11" office:value-type="string" calcext:value-type="string">
            <text:p>Ice Box Rock</text:p>
          </table:table-cell>
          <table:table-cell table:style-name="ce11" office:value-type="string" calcext:value-type="string">
            <text:p>Frigid Frigates</text:p>
          </table:table-cell>
          <table:table-cell table:style-name="ce11"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 office:value-type="string" calcext:value-type="string">
            <text:p>Sleet Streets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table:style-name="ce11" office:value-type="string" calcext:value-type="string">
            <text:p>Tubboat Blues</text:p>
          </table:table-cell>
          <table:table-cell/>
          <table:table-cell table:style-name="ce11"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 office:value-type="string" calcext:value-type="string">
            <text:p>Bridg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7" office:value-type="string" calcext:value-type="string">
            <text:p>Autumn Falls</text:p>
          </table:table-cell>
          <table:table-cell table:style-name="ce11"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 office:value-type="string" calcext:value-type="string">
            <text:p>Waterfall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table:style-name="ce11"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office:value-type="string" calcext:value-type="string">
            <text:p>Mote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table:style-name="ce11" office:value-type="string" calcext:value-type="string">
            <text:p>Soupy Sewers</text:p>
          </table:table-cell>
          <table:table-cell table:style-name="ce11" office:value-type="string" calcext:value-type="string">
            <text:p>Flush Flood</text:p>
          </table:table-cell>
          <table:table-cell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table:style-name="ce11" office:value-type="string" calcext:value-type="string">
            <text:p>The Amazon Jungle</text:p>
          </table:table-cell>
          <table:table-cell/>
          <table:table-cell table:style-name="ce11"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 office:value-type="string" calcext:value-type="string">
            <text:p>Freezer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table:style-name="ce11"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 office:value-type="string" calcext:value-type="string">
            <text:p>Zelda</text:p>
          </table:table-cell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number-columns-repeated="2"/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Casino, Sport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he Mad Hatta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/>
          <table:table-cell office:value-type="string" calcext:value-type="string">
            <text:p>Black Chaos in the Hour o’ Steel</text:p>
          </table:table-cell>
          <table:table-cell office:value-type="string" calcext:value-type="string">
            <text:p>Paranoid Androids</text:p>
          </table:table-cell>
          <table:table-cell table:number-columns-repeated="3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6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25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9:29:02.511272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3-26T19:29:37.636642696</dc:date>
    <meta:editing-duration>P12DT16H47M40S</meta:editing-duration>
    <meta:editing-cycles>341</meta:editing-cycles>
    <meta:generator>LibreOffice/6.4.6.2$Linux_X86_64 LibreOffice_project/40$Build-2</meta:generator>
    <meta:document-statistic meta:table-count="2" meta:cell-count="175" meta:object-count="0"/>
  </office:meta>
</office:document-meta>
</file>